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0.893cm" fo:min-width="2.548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3" style:family="graphic" style:parent-style-name="standard">
      <style:graphic-properties draw:fill="none" draw:textarea-vertical-align="middle" draw:auto-grow-height="false" fo:min-height="2.64cm" fo:min-width="0cm"/>
    </style:style>
    <style:style style:name="gr4" style:family="graphic" style:parent-style-name="standard">
      <style:graphic-properties draw:fill="none" draw:textarea-vertical-align="middle" draw:auto-grow-height="false" fo:min-height="7.817cm" fo:min-width="0cm"/>
    </style:style>
    <style:style style:name="gr5" style:family="graphic" style:parent-style-name="standard">
      <style:graphic-properties svg:stroke-color="#ffffff" draw:marker-start="" draw:fill="none" draw:textarea-horizontal-align="justify" draw:textarea-vertical-align="middle" draw:auto-grow-height="false" fo:min-height="0.004cm" fo:min-width="0.516cm"/>
    </style:style>
    <style:style style:name="gr6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5.714cm" style:use-optimal-column-width="false"/>
    </style:style>
    <style:style style:name="ro1" style:family="table-row">
      <style:table-row-properties style:row-height="0.295cm"/>
    </style:style>
    <style:style style:name="ro2" style:family="table-row">
      <style:table-row-properties style:row-height="1.015cm"/>
    </style:style>
    <style:style style:name="ro3" style:family="table-row">
      <style:table-row-properties style:row-height="0.903cm"/>
    </style:style>
    <style:style style:name="ro4" style:family="table-row">
      <style:table-row-properties style:row-height="1.093cm"/>
    </style:style>
    <style:style style:name="ce1" style:family="table-cell">
      <loext:graphic-properties draw:fill="none"/>
      <style:paragraph-properties fo:text-align="center" fo:border="0.03pt solid #ffffff"/>
      <style:text-properties style:use-window-font-color="true" fo:font-size="18pt" fo:background-color="transparent" style:font-size-asian="18pt" style:font-size-complex="18pt"/>
    </style:style>
    <style:style style:name="ce2" style:family="table-cell"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style:paragraph-properties fo:text-align="center"/>
      <style:text-properties style:use-window-font-color="true" fo:font-size="18pt" fo:background-color="transparen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style:font-name="Liberation Sans Narrow" fo:font-size="12pt" style:font-size-asian="12pt" style:font-size-complex="12pt"/>
    </style:style>
    <style:style style:name="T1" style:family="text">
      <style:text-properties style:font-name="Liberation Sans Narro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713cm" svg:height="4.051cm" svg:x="1.759cm" svg:y="18.256cm">
          <table:table table:template-name="default">
            <table:table-column table:style-name="co1"/>
            <table:table-row table:style-name="ro1">
              <table:table-cell table:style-name="ce1">
                <text:p text:style-name="P1">string</text:p>
              </table:table-cell>
            </table:table-row>
            <table:table-row table:style-name="ro2">
              <table:table-cell table:style-name="ce2">
                <text:p text:style-name="P2">start</text:p>
              </table:table-cell>
            </table:table-row>
            <table:table-row table:style-name="ro3">
              <table:table-cell table:style-name="gray1">
                <text:p text:style-name="P2">finish</text:p>
              </table:table-cell>
            </table:table-row>
            <table:table-row table:style-name="ro4">
              <table:table-cell table:style-name="gray1">
                <text:p text:style-name="P2">end_of_storag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3.048cm" svg:height="1.143cm" svg:x="7.985cm" svg:y="15.605cm">
          <text:p text:style-name="P2">conten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461cm" svg:height="1.143cm" svg:x="11.033cm" svg:y="15.605cm">
          <text:p text:style-name="P2">fre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62cm" svg:height="3.048cm" draw:transform="rotate (-1.5707963267949) translate (11.033cm 14.843cm)">
          <text:p/>
          <draw:enhanced-geometry svg:viewBox="0 0 21600 21600" draw:glue-points="21600 0 0 10800 21600 21600" draw:text-areas="13800 ?f9 21600 ?f10" draw:type="left-brace" draw:modifiers="2288.2256477533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1.27cm" svg:height="8.509cm" draw:transform="rotate (-1.5707963267949) translate (16.494cm 13.95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7" draw:layer="layout" svg:width="1.016cm" svg:height="0.254cm" svg:x="9.001cm" svg:y="14.589cm">
          <text:p text:style-name="P6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0.254cm" svg:x="11.795cm" svg:y="13.7cm">
          <text:p text:style-name="P6"><text:span text:style-name="T1">capacity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477cm" svg:y1="19.796cm" svg:x2="7.985cm" svg:y2="16.748cm">
          <text:p/>
        </draw:line>
        <draw:line draw:style-name="gr7" draw:text-style-name="P5" draw:layer="layout" svg:x1="7.477cm" svg:y1="20.812cm" svg:x2="11.033cm" svg:y2="16.748cm">
          <text:p/>
        </draw:line>
        <draw:line draw:style-name="gr7" draw:text-style-name="P5" draw:layer="layout" svg:x1="7.477cm" svg:y1="21.828cm" svg:x2="16.494cm" svg:y2="16.7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23:32:38.920517714</meta:creation-date>
    <dc:date>2018-09-26T00:01:12.427235935</dc:date>
    <meta:editing-duration>PT7M51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